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7.4806in" table:align="margins"/>
    </style:style>
    <style:style style:name="Table4.A" style:family="table-column">
      <style:table-column-properties style:column-width="1.2813in" style:rel-column-width="11224*"/>
    </style:style>
    <style:style style:name="Table4.B" style:family="table-column">
      <style:table-column-properties style:column-width="1.8854in" style:rel-column-width="16517*"/>
    </style:style>
    <style:style style:name="Table4.C" style:family="table-column">
      <style:table-column-properties style:column-width="4.3139in" style:rel-column-width="377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1" style:family="table">
      <style:table-properties style:width="7.4806in" table:align="margins"/>
    </style:style>
    <style:style style:name="Table1.A" style:family="table-column">
      <style:table-column-properties style:column-width="1.2813in" style:rel-column-width="11224*"/>
    </style:style>
    <style:style style:name="Table1.B" style:family="table-column">
      <style:table-column-properties style:column-width="1.8854in" style:rel-column-width="16517*"/>
    </style:style>
    <style:style style:name="Table1.C" style:family="table-column">
      <style:table-column-properties style:column-width="4.3139in" style:rel-column-width="377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1.2604in" style:rel-column-width="11042*"/>
    </style:style>
    <style:style style:name="Table2.B" style:family="table-column">
      <style:table-column-properties style:column-width="1.8958in" style:rel-column-width="16608*"/>
    </style:style>
    <style:style style:name="Table2.C" style:family="table-column">
      <style:table-column-properties style:column-width="4.3243in" style:rel-column-width="3788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1.2604in" style:rel-column-width="11042*"/>
    </style:style>
    <style:style style:name="Table3.B" style:family="table-column">
      <style:table-column-properties style:column-width="1.8958in" style:rel-column-width="16608*"/>
    </style:style>
    <style:style style:name="Table3.C" style:family="table-column">
      <style:table-column-properties style:column-width="4.3243in" style:rel-column-width="3788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officeooo:paragraph-rsid="0010ee76"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list-style-name="List_20_1">
      <style:text-properties officeooo:paragraph-rsid="0011d2b5"/>
    </style:style>
    <style:style style:name="P6" style:family="paragraph" style:parent-style-name="Standard" style:list-style-name="List_20_1">
      <style:paragraph-properties fo:text-align="justify" style:justify-single-word="false"/>
    </style:style>
    <style:style style:name="P7" style:family="paragraph" style:parent-style-name="Standard" style:list-style-name="List_20_1">
      <style:paragraph-properties fo:text-align="justify" style:justify-single-word="false"/>
      <style:text-properties officeooo:paragraph-rsid="00123e03"/>
    </style:style>
    <style:style style:name="P8" style:family="paragraph" style:parent-style-name="Standard" style:list-style-name="L2">
      <style:paragraph-properties fo:text-align="justify" style:justify-single-word="false"/>
    </style:style>
    <style:style style:name="P9" style:family="paragraph" style:parent-style-name="Standard">
      <style:paragraph-properties fo:text-align="justify" style:justify-single-word="false"/>
      <style:text-properties officeooo:paragraph-rsid="00123e03"/>
    </style:style>
    <style:style style:name="P10" style:family="paragraph" style:parent-style-name="Standard">
      <style:paragraph-properties fo:text-align="justify" style:justify-single-word="false"/>
      <style:text-properties officeooo:paragraph-rsid="00175727"/>
    </style:style>
    <style:style style:name="P11" style:family="paragraph" style:parent-style-name="Standard" style:list-style-name="L1">
      <style:paragraph-properties fo:text-align="justify" style:justify-single-word="false"/>
      <style:text-properties fo:font-weight="normal" style:font-weight-asian="normal" style:font-weight-complex="normal"/>
    </style:style>
    <style:style style:name="P12" style:family="paragraph" style:parent-style-name="Standard" style:list-style-name="L2">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14"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15" style:family="paragraph" style:parent-style-name="Standard">
      <style:paragraph-properties fo:text-align="justify" style:justify-single-word="false"/>
      <style:text-properties fo:font-weight="normal" officeooo:rsid="0011d2b5" officeooo:paragraph-rsid="00175727" style:font-weight-asian="normal" style:font-weight-complex="normal"/>
    </style:style>
    <style:style style:name="P16" style:family="paragraph" style:parent-style-name="Standard">
      <style:text-properties officeooo:rsid="0011d2b5" officeooo:paragraph-rsid="0011d2b5"/>
    </style:style>
    <style:style style:name="P17" style:family="paragraph" style:parent-style-name="Standard">
      <style:paragraph-properties fo:text-align="justify" style:justify-single-word="false"/>
      <style:text-properties officeooo:rsid="00123e03" officeooo:paragraph-rsid="00165d61"/>
    </style:style>
    <style:style style:name="P18" style:family="paragraph" style:parent-style-name="Standard" style:list-style-name="L2">
      <style:paragraph-properties fo:margin-left="0in" fo:margin-right="0in" fo:text-align="justify" style:justify-single-word="false" fo:text-indent="0in" style:auto-text-indent="false"/>
      <style:text-properties fo:font-weight="normal" style:font-weight-asian="normal" style:font-weight-complex="normal"/>
    </style:style>
    <style:style style:name="P19" style:family="paragraph" style:parent-style-name="Heading_20_1" style:master-page-name="Standard">
      <style:paragraph-properties style:page-number="auto"/>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rsid="0010ee76"/>
    </style:style>
    <style:style style:name="P22" style:family="paragraph" style:parent-style-name="Heading_20_3">
      <style:text-properties officeooo:rsid="0011d2b5"/>
    </style:style>
    <style:style style:name="P23" style:family="paragraph" style:parent-style-name="Heading_20_3">
      <style:paragraph-properties fo:break-before="page"/>
    </style:style>
    <style:style style:name="P24" style:family="paragraph" style:parent-style-name="Code_20_block">
      <style:text-properties fo:color="#008000"/>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0ee76"/>
    </style:style>
    <style:style style:name="T5" style:family="text">
      <style:text-properties officeooo:rsid="0011d2b5"/>
    </style:style>
    <style:style style:name="T6" style:family="text">
      <style:text-properties officeooo:rsid="00123e03"/>
    </style:style>
    <style:style style:name="T7" style:family="text">
      <style:text-properties officeooo:rsid="001531ff"/>
    </style:style>
    <style:style style:name="T8" style:family="text">
      <style:text-properties officeooo:rsid="00165d61"/>
    </style:style>
    <style:style style:name="T9" style:family="text">
      <style:text-properties officeooo:rsid="00174ea4"/>
    </style:style>
    <style:style style:name="T10" style:family="text">
      <style:text-properties officeooo:rsid="00175727"/>
    </style:style>
    <style:style style:name="T11" style:family="text">
      <style:text-properties fo:font-style="italic" fo:font-weight="bold" officeooo:rsid="00175727" style:font-style-asian="italic" style:font-weight-asian="bold" style:font-style-complex="italic" style:font-weight-complex="bold"/>
    </style:style>
    <style:style style:name="T12" style:family="text">
      <style:text-properties officeooo:rsid="0018ef86"/>
    </style:style>
    <style:style style:name="T13" style:family="text">
      <style:text-properties officeooo:rsid="0019b6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13413940858804360" text:style-name="Outline">
        <text:list-item>
          <text:h text:style-name="P19" text:outline-level="1">Deployment and run modes</text:h>
          <text:list>
            <text:list-item>
              <text:h text:style-name="Heading_20_2" text:outline-level="2">JPPF Driver</text:h>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28400637" text:continue-numbering="true" text:style-name="Outline">
        <text:list-item>
          <text:list>
            <text:list-item>
              <text:list>
                <text:list-item>
                  <text:h text:style-name="Heading_20_3" text:outline-level="3">JPPF Driver as a Windows Service</text:h>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1806915060676672897" text:style-name="List_20_1">
        <text:list-item>
          <text:p text:style-name="P6"><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6">edit config/wrapper-driver.conf file, check that the setting for wrapper.java.command is valid (either the PATH environment must contain a Java 5 JRE, or the installation directory must be entered here)</text:p>
        </text:list-item>
        <text:list-item>
          <text:p text:style-name="P6">run the <text:span text:style-name="T1">InstallDriverService.bat</text:span> file to install the JPPF node service</text:p>
        </text:list-item>
        <text:list-item>
          <text:p text:style-name="P6">run the <text:span text:style-name="T1">UninstallDriverService.bat</text:span> file to uninstall the JPPF node service</text:p>
        </text:list-item>
      </text:list>
      <text:list xml:id="list28390002" text:continue-list="list28400637" text:style-name="Outline">
        <text:list-item>
          <text:list>
            <text:list-item>
              <text:list>
                <text:list-item>
                  <text:h text:style-name="Heading_20_3" text:outline-level="3">JPPF Driver as a Linux/Unix daemon</text:h>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28396375" text:continue-list="list1806915060676672897" text:style-name="List_20_1">
        <text:list-item>
          <text:p text:style-name="P6"><text:a xlink:type="simple" xlink:href="http://wrapper.tanukisoftware.org/doc/english/download.jsp">download</text:a> the Java Service Wrapper for your platform and copy the files wrapper, libwrapper.so and wrapper.jar to the JPPF node install directory</text:p>
        </text:list-item>
        <text:list-item>
          <text:p text:style-name="P6">don't forget to set the executable bit for the JPPFDriver and wrapper script/executable</text:p>
        </text:list-item>
        <text:list-item>
          <text:p text:style-name="P6">edit config/wrapper-driver.conf file, check that the setting for wrapper.java.command is valid (either the PATH environment must contain a Java 5 JRE, or the installation directory must be entered here)</text:p>
        </text:list-item>
        <text:list-item>
          <text:p text:style-name="P6">open a terminal in the JPPF driver root install directory</text:p>
        </text:list-item>
        <text:list-item>
          <text:p text:style-name="P6">to run the driver as a daemon: <text:span text:style-name="T1">./JPPFDriver start</text:span></text:p>
        </text:list-item>
        <text:list-item>
          <text:p text:style-name="P6">to stop the driver: <text:span text:style-name="T1">./JPPFDriver stop</text:span></text:p>
        </text:list-item>
        <text:list-item>
          <text:p text:style-name="P6">to restart the driver: <text:span text:style-name="T1">./JPPFDriver restart</text:span></text:p>
        </text:list-item>
      </text:list>
      <text:list xml:id="list28388958" text:continue-list="list28390002" text:style-name="Outline">
        <text:list-item>
          <text:list>
            <text:list-item>
              <text:h text:style-name="Heading_20_2" text:outline-level="2">JPPF Node</text:h>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28390615" text:continue-numbering="true" text:style-name="Outline">
        <text:list-item>
          <text:list>
            <text:list-item>
              <text:list>
                <text:list-item>
                  <text:h text:style-name="Heading_20_3" text:outline-level="3">JPPF Node as a Windows Service</text:h>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28387511" text:continue-list="list28396375" text:style-name="List_20_1">
        <text:list-item>
          <text:p text:style-name="P6"><text:a xlink:type="simple" xlink:href="http://wrapper.tanukisoftware.org/doc/english/download.jsp">download</text:a> the Java Service Wrapper for your platform and copy the files wrapper.exe, wrapper.dll and wrapper.jar to the JPPF node install directory</text:p>
        </text:list-item>
        <text:list-item>
          <text:p text:style-name="P6">edit config/wrapper-node.conf file, check that the setting for wrapper.java.command is valid (either the PATH environment must contain a Java 5 JRE, or the installation directory must be entered here)</text:p>
        </text:list-item>
        <text:list-item>
          <text:p text:style-name="P6">run the <text:span text:style-name="T1">InstallNodeService.bat</text:span> file to install the JPPF node service</text:p>
        </text:list-item>
        <text:list-item>
          <text:p text:style-name="P6">run the <text:span text:style-name="T1">UninstallNodeService.bat</text:span> file to uninstall the JPPF node service</text:p>
        </text:list-item>
      </text:list>
      <text:p text:style-name="P1"/>
      <text:list xml:id="list28390763" text:continue-list="list28390615" text:style-name="Outline">
        <text:list-item>
          <text:list>
            <text:list-item>
              <text:list>
                <text:list-item>
                  <text:h text:style-name="P23" text:outline-level="3">JPPF Node as a Linux/Unix daemon</text:h>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28416966" text:continue-list="list28387511" text:style-name="List_20_1">
        <text:list-item>
          <text:p text:style-name="P6"><text:a xlink:type="simple" xlink:href="http://wrapper.tanukisoftware.org/doc/english/download.jsp">download</text:a> the Java Service Wrapper for your platform and copy the files wrapper, libwrapper.so and wrapper.jar to the JPPF node install directory</text:p>
        </text:list-item>
        <text:list-item>
          <text:p text:style-name="P6">don't forget to set the executable bit for the JPPFNode and wrapper script/executable</text:p>
        </text:list-item>
        <text:list-item>
          <text:p text:style-name="P6">edit the config/wrapper-node.conf file, check that the setting for wrapper.java.command is valid (either the PATH environment must contain a Java 5 JRE, or the installation directory must be entered here)</text:p>
        </text:list-item>
        <text:list-item>
          <text:p text:style-name="P6">open a terminal in the JPPF node root install directory</text:p>
        </text:list-item>
        <text:list-item>
          <text:p text:style-name="P6">to run the node as a daemon: <text:span text:style-name="T1">./JPPFNode start</text:span></text:p>
        </text:list-item>
        <text:list-item>
          <text:p text:style-name="P6">to stop the node: <text:span text:style-name="T1">./JPPFNode stop</text:span></text:p>
        </text:list-item>
        <text:list-item>
          <text:p text:style-name="P6">to restart the node: <text:span text:style-name="T1">./JPPFNode restart</text:span></text:p>
        </text:list-item>
      </text:list>
      <text:p text:style-name="P2"/>
      <text:list xml:id="list28390142" text:continue-list="list28390763" text:style-name="Outline">
        <text:list-item>
          <text:list>
            <text:list-item>
              <text:list>
                <text:list-item>
                  <text:h text:style-name="Heading_20_3" text:outline-level="3">JPPF Node in “Idle Host” mode</text:h>
                </text:list-item>
              </text:list>
            </text:list-item>
          </text:list>
        </text:list-item>
      </text:list>
      <text:p text:style-name="P2">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2"/>
      <text:p text:style-name="P2">To install and configure a node in idle mode:</text:p>
      <text:p text:style-name="P2"/>
      <text:list xml:id="list4329624602701566223" text:style-name="L1">
        <text:list-item>
          <text:p text:style-name="P11">download the <text:a xlink:type="simple" xlink:href="http://www.jppf.org/downloads.php">JPPF samples pack</text:a></text:p>
        </text:list-item>
        <text:list-item>
          <text:p text:style-name="P11">unzip the <text:span text:style-name="T1">JPPF-x.y.z-samples-pack.zip</text:span> anywhere on your file system</text:p>
        </text:list-item>
        <text:list-item>
          <text:p text:style-name="P11">open a command prompt or shell console in <text:span text:style-name="T1">JPPF-x.y.z-samples-pack/IdleSystem</text:span></text:p>
        </text:list-item>
        <text:list-item>
          <text:p text:style-name="P11">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11">when this is done, copy the 3 jar files IdleSystem/lib into your node's library directory “<text:span text:style-name="T1">JPPF-x.y.z-node/lib</text:span>”</text:p>
        </text:list-item>
        <text:list-item>
          <text:p text:style-name="P11">to configure the node to run in idle mode, open the file “<text:span text:style-name="T1">JPPF-x.y.z-node/config/jppf-node.properties</text:span>” in a text editor and create or edit the following properties:</text:p>
        </text:list-item>
      </text:list>
      <text:list xml:id="list9168155886196867727" text:style-name="L2">
        <text:list-item>
          <text:list>
            <text:list-item>
              <text:p text:style-name="P8"><text:span text:style-name="T1">jppf.idle.mode.enabled</text:span><text:span text:style-name="T3"> = true to enable the idle mode</text:span></text:p>
            </text:list-item>
            <text:list-item>
              <text:p text:style-name="P12"><text:span text:style-name="T1">jppf.idle.timeout = 6000</text:span> to configure the time of keyboard and mouse inactivity before considering the node idle, expressed in milliseconds</text:p>
            </text:list-item>
            <text:list-item>
              <text:p text:style-name="P12"><text:span text:style-name="T1">jppf.idle.poll.interval = 1000</text:span> to configure how often the node will check for inactivity, in milliseconds</text:p>
            </text:list-item>
            <text:list-item>
              <text:p text:style-name="P12"><text:span text:style-name="T1">jppf.idle.detector.factory = org.jppf.example.idlesystem.IdleTimeDetectorFactoryImpl</text:span> please do not change this!</text:p>
              <text:p text:style-name="P18"/>
            </text:list-item>
          </text:list>
        </text:list-item>
      </text:list>
      <text:list xml:id="list28409712" text:continue-list="list4329624602701566223" text:style-name="L1">
        <text:list-item>
          <text:p text:style-name="P11">when this is all done, you can start the node and it will only run when the system has been idle for the configured time, and stop as soon as any keyboard or mouse input occurs</text:p>
        </text:list-item>
      </text:list>
      <text:p text:style-name="P2"/>
      <text:p text:style-name="P2"/>
      <text:list xml:id="list28397820" text:continue-list="list28390142" text:style-name="Outline">
        <text:list-item>
          <text:list>
            <text:list-item>
              <text:h text:style-name="P20" text:outline-level="2">Running JPPF on Amazon's EC2</text:h>
              <text:list>
                <text:list-item>
                  <text:h text:style-name="Heading_20_3" text:outline-level="3">Server discovery</text:h>
                </text:list-item>
              </text:list>
            </text:list-item>
          </text:list>
        </text:list-item>
      </text:list>
      <text:p text:style-name="P2">EC2 does not allow multicast network communication, so JPPF nodes must know which server to use ahead of time instead of using the auto-discovery feature. So the server property file must set:</text:p>
      <text:p text:style-name="P2"/>
      <text:p text:style-name="Code_20_block"><text:s text:c="2"/>jppf.discovery.enabled = false</text:p>
      <text:p text:style-name="Code_20_block"><text:s text:c="2"/>jppf.peer.discovery.enabled = false</text:p>
      <text:p text:style-name="P2"/>
      <text:p text:style-name="P2">And the node property file must set:</text:p>
      <text:p text:style-name="P2"/>
      <text:p text:style-name="Code_20_block"><text:s text:c="2"/>jppf.discovery.enabled = false</text:p>
      <text:p text:style-name="Code_20_block"><text:s text:c="2"/>jppf.server.host = IP_or_DNS_hostname</text:p>
      <text:p text:style-name="P2"/>
      <text:p text:style-name="P2">Similarly the client must set:</text:p>
      <text:p text:style-name="P2"/>
      <text:p text:style-name="Code_20_block"><text:s text:c="2"/>jppf.discovery.enabled = false</text:p>
      <text:p text:style-name="Code_20_block"><text:s text:c="2"/>jppf.drivers = driverA</text:p>
      <text:p text:style-name="Code_20_block"><text:s text:c="2"/>driverA.jppf.server.host = IP_or_DNS_hostname</text:p>
      <text:p text:style-name="Code_20_block"><text:s text:c="2"/>driverA.jppf.server.port = 11111</text:p>
      <text:p text:style-name="P2"/>
      <text:p text:style-name="P2">Amazon charges for network access to a public IP, so you'll want the node to communicate with the internal 10.x.x.x address and not a public IP. More on this detail below...</text:p>
      <text:list xml:id="list28389406" text:continue-numbering="true" text:style-name="Outline">
        <text:list-item>
          <text:list>
            <text:list-item>
              <text:list>
                <text:list-item>
                  <text:h text:style-name="Heading_20_3" text:outline-level="3">Firewall configuration</text:h>
                </text:list-item>
              </text:list>
            </text:list-item>
          </text:list>
        </text:list-item>
      </text:list>
      <text:p text:style-name="P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28405275" text:continue-numbering="true" text:style-name="Outline">
        <text:list-item>
          <text:list>
            <text:list-item>
              <text:list>
                <text:list-item>
                  <text:h text:style-name="Heading_20_3" text:outline-level="3">Instance type</text:h>
                </text:list-item>
              </text:list>
            </text:list-item>
          </text:list>
        </text:list-item>
      </text:list>
      <text:p text:style-name="P2">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2"/>
      <text:p text:style-name="Code_20_block"><text:s text:c="2"/>processing.threads = 9</text:p>
      <text:p text:style-name="P2"/>
      <text:p text:style-name="P2">If your tasks require more I/O, you may need to experiment to find the best completion rate.</text:p>
      <text:list xml:id="list28401145" text:continue-numbering="true" text:style-name="Outline">
        <text:list-item>
          <text:list>
            <text:list-item>
              <text:list>
                <text:list-item>
                  <text:h text:style-name="Heading_20_3" text:outline-level="3">IP Addresses</text:h>
                </text:list-item>
              </text:list>
            </text:list-item>
          </text:list>
        </text:list-item>
      </text:list>
      <text:p text:style-name="P2">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2"/>
      <text:p text:style-name="P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2"/>
      <text:p text:style-name="P2">One solution is to use a static elastic IP that you will always associate with the JPPF driver and eat the cost of EC2 traffic. It isn't that much really...</text:p>
      <text:p text:style-name="P2"/>
      <text:p text:style-name="P2">Or you can use DNS to publish your 10.x.x.x IP address for the driver before launching nodes, and configure the node AMI to use a fixed DNS hostname.</text:p>
      <text:p text:style-name="P2"/>
      <text:p text:style-name="P2">Or you can do a little programming with the EC2 API to pass the information around. This is the recommended approach.</text:p>
      <text:p text:style-name="P2">To this effect, JPPF provides a <text:a xlink:type="simple" xlink:href="http://www.jppf.org/doc/v4/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2"/>
      <text:list xml:id="list28417294" text:continue-numbering="true" text:style-name="Outline">
        <text:list-item>
          <text:list>
            <text:list-item>
              <text:h text:style-name="P21" text:outline-level="2">Offline nodes</text:h>
            </text:list-item>
          </text:list>
        </text:list-item>
      </text:list>
      <text:p text:style-name="P13">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13"/>
      <text:p text:style-name="P3"><text:span text:style-name="T4">In this mode, the scalability of a single-server JPPF grid is greatly increased, since it becomes possible to have many more nodes than there are available TCP ports on the server. </text:span><text:span text:style-name="T5">This is also particularly adapted to a volunteer computing type of grid, especially when combined with the “Idle Host” mode.</text:span></text:p>
      <text:list xml:id="list28397359" text:continue-numbering="true" text:style-name="Outline">
        <text:list-item>
          <text:list>
            <text:list-item>
              <text:list>
                <text:list-item>
                  <text:h text:style-name="P22" text:outline-level="3">Class loading considerations</text:h>
                </text:list-item>
              </text:list>
            </text:list-item>
          </text:list>
        </text:list-item>
      </text:list>
      <text:p text:style-name="P16">Since the dynamic class loader is disabled for offline nodes, we need another way to ensure that the tasks and supporting <text:s/>classes are known to the node. There are two solutions for this, which can be used together:</text:p>
      <text:p text:style-name="P16"/>
      <text:list xml:id="list28399711" text:continue-list="list28416966" text:style-name="List_20_1">
        <text:list-item>
          <text:p text:style-name="P5"><text:span text:style-name="T6">statically: </text:span><text:span text:style-name="T5">the classes can be deployed along with each node </text:span><text:span text:style-name="T6">and added to its classpath</text:span></text:p>
        </text:list-item>
        <text:list-item>
          <text:p text:style-name="P7"><text:span text:style-name="T6">dynamically: the supporting libraries can be sent along with the jobs, using the job's </text:span><text:a xlink:type="simple" xlink:href="http://www.jppf.org/doc/v4/index.php?title=Job_Service_Level_Agreement#Setting_a_class_path_onto_the_job"><text:span text:style-name="T6">SLA classpath attribute</text:span></text:a><text:span text:style-name="T6">. </text:span><text:span text:style-name="T7">The nodes have a spec</text:span><text:span text:style-name="T12">i</text:span><text:span text:style-name="T7">fic mechanism to add these libraries to the classpath before deserializing and executing the tasks.</text:span></text:p>
        </text:list-item>
      </text:list>
      <text:p text:style-name="P9"><text:span text:style-name="T7"/></text:p>
      <text:p text:style-name="P10"><text:span text:style-name="T10">Additionally, the node will also need the JPPF libraries used by the JPPF server in its classpath: </text:span><text:span text:style-name="T11">jppf-server.jar</text:span><text:span text:style-name="T10"> and </text:span><text:span text:style-name="T11">jppf-common.jar</text:span><text:span text:style-name="T10">.</text:span></text:p>
      <text:list xml:id="list28398860" text:continue-list="list28397359" text:style-name="Outline">
        <text:list-item>
          <text:list>
            <text:list-item>
              <text:list>
                <text:list-item>
                  <text:h text:style-name="Heading_20_3" text:outline-level="3"><text:span text:style-name="T8">Avoiding stuck jobs</text:span></text:h>
                </text:list-item>
              </text:list>
            </text:list-item>
          </text:list>
        </text:list-item>
      </text:list>
      <text:p text:style-name="P17"><text:span text:style-name="T8">Since offline nodes work disconnected most of the time, the server has no way to know the sta</text:span><text:span text:style-name="T13">t</text:span><text:span text:style-name="T8">us of a node, nor detect whether it crashed or is unable to reconnect. When this happens, the standard JPPF recovery mechanism, which resubmits the tasks sent to the node when a disconnection is detected, cannot be applied. In turn, this </text:span><text:span text:style-name="T13">will</text:span><text:span text:style-name="T8"> cause the entire job to be stuck in the server queue, never completing.</text:span></text:p>
      <text:p text:style-name="P17"><text:span text:style-name="T8"/></text:p>
      <text:p text:style-name="P17"><text:span text:style-name="T8">To avoid this risk, the job SLA allows you to specify an </text:span><text:a xlink:type="simple" xlink:href="http://www.jppf.org/doc/v4/index.php?title=Job_Service_Level_Agreement#Expiration_of_job_dispatches"><text:span text:style-name="T8">expiration for all subsets of a job</text:span></text:a><text:span text:style-name="T8"> sent to any node. This expiration, specified as either a fixed date or a maximum duration for the job dispatch (i.e. subset of the job sent to a node), will cause the server to consider </text:span><text:span text:style-name="T9">the job dispatch to have failed, and resubmit or simply cancel the tasks it contains, depending on the maximum number of allowed expirations specified in the SLA.</text:span></text:p>
      <text:list xml:id="list28406141" text:continue-numbering="true" text:style-name="Outline">
        <text:list-item>
          <text:list>
            <text:list-item>
              <text:list>
                <text:list-item>
                  <text:h text:style-name="Heading_20_3" text:outline-level="3"><text:span text:style-name="T9">Example: configuring an offline node and submitting a job</text:span></text:h>
                </text:list-item>
              </text:list>
            </text:list-item>
          </text:list>
        </text:list-item>
      </text:list>
      <text:p text:style-name="P15"><text:span text:style-name="T10">To configure an offline node, set the following properties in its configuration file:</text:span></text:p>
      <text:p text:style-name="P15"><text:span text:style-name="T10"/></text:p>
      <text:p text:style-name="P24"><text:span text:style-name="T10"># enable offline mode</text:span></text:p>
      <text:p text:style-name="Code_20_block"><text:span text:style-name="T10">jppf.node.offline = true</text:span></text:p>
      <text:p text:style-name="P24"><text:span text:style-name="T10"># add the JPPF server libraries to the classpath</text:span></text:p>
      <text:p text:style-name="Code_20_block"><text:span text:style-name="T10">jppf.jvm.options = -server -Xmx512m </text:span><text:span text:style-name="T2">-cp lib/jppf-server.jar -cp lib/jppf-common.jar</text:span></text:p>
      <text:p text:style-name="P13"/>
      <text:p text:style-name="P14"><text:span text:style-name="T10">Note that we specified the additional libraries as 2 distincts “-cp” statements, so that the path specifications do not depend on a platform-specific syntax. For instance on Linux we could just write instead:</text:span></text:p>
      <text:p text:style-name="Code_20_block"><text:span text:style-name="Code_20_char"><text:span text:style-name="T10">-cp lib/jppf-server.jar:lib/jppf-common.jar</text:span></text:span></text:p>
      <text:p text:style-name="P14"/>
      <text:p text:style-name="P14"><text:span text:style-name="T10">To submit a job along with a supporting library:</text:span></text:p>
      <text:p text:style-name="P14"><text:span text:style-name="T10"/></text:p>
      <text:p text:style-name="Code_20_block"><text:span text:style-name="T10">JPPFJob myJob = new JPPFJob();</text:span></text:p>
      <text:p text:style-name="Code_20_block"><text:span text:style-name="T10">ClassPath classpath = myJob.getSLA().getClassPath();</text:span></text:p>
      <text:p text:style-name="P24"><text:span text:style-name="T10">// wrap a jar file into a FileLocation object</text:span></text:p>
      <text:p text:style-name="Code_20_block"><text:span text:style-name="T10">Location jarLocation = new FileLocation(“libs/MyLib.jar”);</text:span></text:p>
      <text:p text:style-name="P24"><text:span text:style-name="T10">// copy the jar file into memory</text:span></text:p>
      <text:p text:style-name="Code_20_block"><text:span text:style-name="T10">Location location = jarLocation.copyTo(new MemoryLocation(jarLocation.size());</text:span></text:p>
      <text:p text:style-name="P24"><text:span text:style-name="T10">// add it as classpath element</text:span></text:p>
      <text:p text:style-name="Code_20_block"><text:span text:style-name="T10">classpath.add(“myLib”, location);</text:span></text:p>
      <text:p text:style-name="P24"><text:span text:style-name="T10">// tell the node to reset the tasks classloader with this new class path</text:span></text:p>
      <text:p text:style-name="Code_20_block"><text:span text:style-name="T10">classpath.setForceClassLoaderReset(true);</text:span></text:p>
      <text:p text:style-name="P24"><text:span text:style-name="T10">// set the job dispatches to expire if they execute for more than 5 seconds</text:span></text:p>
      <text:p text:style-name="Code_20_block"><text:span text:style-name="T10">myJob.getSLA().setDispatchExpirationSchedule(new JPPFSchedule(5000L));</text:span></text:p>
      <text:p text:style-name="P24"><text:span text:style-name="T10">// dispatched tasks will be resubmitted at most 2 times before they are cancelled</text:span></text:p>
      <text:p text:style-name="Code_20_block"><text:span text:style-name="T10">myJob.getSLA().setMaxDispatchExpirations(2);</text:span></text:p>
      <text:p text:style-name="P24"><text:span text:style-name="T10">// submit the job</text:span></text:p>
      <text:p text:style-name="Code_20_block"><text:span text:style-name="T10">JPPFClient client = ...;</text:span></text:p>
      <text:p text:style-name="Code_20_block"><text:span text:style-name="T10">List&lt;JPPFTask&gt; results = client.submit(myJob);</text:span></text:p>
      <text:list xml:id="list28414768" text:continue-numbering="true" text:style-name="Outline">
        <text:list-item>
          <text:list>
            <text:list-item>
              <text:h text:style-name="P20" text:outline-level="2">Runtime dependencies</text:h>
              <text:list>
                <text:list-item>
                  <text:h text:style-name="Heading_20_3" text:outline-level="3">Node and 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4">Library name</text:p>
          </table:table-cell>
          <table:table-cell table:style-name="Table4.B1" office:value-type="string">
            <text:p text:style-name="P4">Jar Files</text:p>
          </table:table-cell>
          <table:table-cell table:style-name="Table4.C1" office:value-type="string">
            <text:p text:style-name="P4">Comments</text:p>
          </table:table-cell>
        </table:table-row>
        <table:table-row>
          <table:table-cell table:style-name="Table4.A2" office:value-type="string">
            <text:p text:style-name="Standard"><text:a xlink:type="simple" xlink:href="http://www.slf4j.org/">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Standard"><text:a xlink:type="simple" xlink:href="http://www.oracle.com/technetwork/java/javase/tech/javamanagement-140525.html">JMXMP</text:a></text:p>
          </table:table-cell>
          <table:table-cell table:style-name="Table4.B2" office:value-type="string">
            <text:p text:style-name="Standard">jmxremote_optional.jar</text:p>
          </table:table-cell>
          <table:table-cell table:style-name="Table4.C2" office:value-type="string">
            <text:p text:style-name="Standard">JMX remote connector</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28409275" text:continue-numbering="true" text:style-name="Outline">
        <text:list-item>
          <text:list>
            <text:list-item>
              <text:list>
                <text:list-item>
                  <text:h text:style-name="Heading_20_3" text:outline-level="3">Driver dependencies</text:h>
                </text:list-item>
              </text:list>
            </text:list-item>
          </text:list>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4">Library name</text:p>
          </table:table-cell>
          <table:table-cell table:style-name="Table1.B1" office:value-type="string">
            <text:p text:style-name="P4">Jar Files</text:p>
          </table:table-cell>
          <table:table-cell table:style-name="Table1.C1" office:value-type="string">
            <text:p text:style-name="P4">Comments</text:p>
          </table:table-cell>
        </table:table-row>
        <table:table-row>
          <table:table-cell table:style-name="Table1.A2" office:value-type="string">
            <text:p text:style-name="Standard">JPPF common</text:p>
          </table:table-cell>
          <table:table-cell table:style-name="Table1.B2" office:value-type="string">
            <text:p text:style-name="Standard">jppf-common.jar</text:p>
          </table:table-cell>
          <table:table-cell table:style-name="Table1.C2" office:value-type="string">
            <text:p text:style-name="Standard">Common JPPF APIs not needed to bootstrap a node</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
      <text:p text:style-name="Standard"/>
      <text:list xml:id="list28406058" text:continue-numbering="true" text:style-name="Outline">
        <text:list-item>
          <text:list>
            <text:list-item>
              <text:list>
                <text:list-item>
                  <text:h text:style-name="Heading_20_3" text:outline-level="3">Client dependencies</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4">Library name</text:p>
          </table:table-cell>
          <table:table-cell table:style-name="Table2.B1" office:value-type="string">
            <text:p text:style-name="P4">Jar Files</text:p>
          </table:table-cell>
          <table:table-cell table:style-name="Table2.C1" office:value-type="string">
            <text:p text:style-name="P4">Comments</text:p>
          </table:table-cell>
        </table:table-row>
        <table:table-row>
          <table:table-cell table:style-name="Table2.A2" office:value-type="string">
            <text:p text:style-name="Standard">JPPF common</text:p>
          </table:table-cell>
          <table:table-cell table:style-name="Table2.B2" office:value-type="string">
            <text:p text:style-name="Standard">jppf-common.jar</text:p>
          </table:table-cell>
          <table:table-cell table:style-name="Table2.C2" office:value-type="string">
            <text:p text:style-name="Standard">Common JPPF APIs not needed to bootstrap a node</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28399578" text:continue-numbering="true" text:style-name="Outline">
        <text:list-item>
          <text:list>
            <text:list-item>
              <text:list>
                <text:list-item>
                  <text:h text:style-name="Heading_20_3" text:outline-level="3">Administration console dependencies</text:h>
                </text:list-item>
              </text:list>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4">Library name</text:p>
          </table:table-cell>
          <table:table-cell table:style-name="Table3.B1" office:value-type="string">
            <text:p text:style-name="P4">Jar Files</text:p>
          </table:table-cell>
          <table:table-cell table:style-name="Table3.C1" office:value-type="string">
            <text:p text:style-name="P4">Comments</text:p>
          </table:table-cell>
        </table:table-row>
        <table:table-row>
          <table:table-cell table:style-name="Table3.A2" office:value-type="string">
            <text:p text:style-name="Standard">JPPF common</text:p>
          </table:table-cell>
          <table:table-cell table:style-name="Table3.B2" office:value-type="string">
            <text:p text:style-name="Standard">jppf-common.jar</text:p>
          </table:table-cell>
          <table:table-cell table:style-name="Table3.C2" office:value-type="string">
            <text:p text:style-name="Standard">Common JPPF APIs not needed to bootstrap a n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text:a xlink:type="simple" xlink:href="http://www.mozilla.org/rhino">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H38M14S</meta:editing-duration>
    <meta:editing-cycles>29</meta:editing-cycles>
    <meta:generator>LibreOffice/4.0.4.2$Windows_x86 LibreOffice_project/9e9821abd0ffdbc09cd8c52eaa574fa09eb08f2</meta:generator>
    <meta:creation-date>2009-11-21T09:14:02.13</meta:creation-date>
    <dc:date>2013-10-18T08:25:54.90</dc:date>
    <meta:document-statistic meta:table-count="4" meta:image-count="0" meta:object-count="0" meta:page-count="5" meta:paragraph-count="204" meta:word-count="2257" meta:character-count="14304" meta:non-whitespace-character-count="1226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